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bb940" officeooo:paragraph-rsid="001bb940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Preformatted_20_Text">
      <style:paragraph-properties fo:margin-left="0cm" fo:margin-right="0cm" fo:text-indent="0cm" style:auto-text-indent="false"/>
    </style:style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orizontal_20_Line"/>
      <text:h text:style-name="Heading_20_1" text:outline-level="1">📦 Ubica-Pin — v1.0.0 (Web Stable)</text:h>
      <text:p text:style-name="Text_20_body"><text:span text:style-name="Strong_20_Emphasis">Release:</text:span> 2026<text:line-break/><text:span text:style-name="Strong_20_Emphasis">Plataforma:</text:span> Web (Safari / Chrome / Android / iOS navegador)<text:line-break/><text:span text:style-name="Strong_20_Emphasis">Estado:</text:span> Versión estable final para web</text:p>
      <text:p text:style-name="P1">Comprobadas todas las funciones y operativa.</text:p>
      <text:p text:style-name="Horizontal_20_Line"/>
      <text:h text:style-name="Heading_20_1" text:outline-level="1">✨ Funcionalidades principales</text:h>
      <text:h text:style-name="Heading_20_3" text:outline-level="3">📍 Captura de ubicación</text:h>
      <text:list text:style-name="L1">
        <text:list-item>
          <text:p text:style-name="P2">Obtención automática de coordenadas GPS.</text:p>
        </text:list-item>
        <text:list-item>
          <text:p text:style-name="P2">Compatible con navegadores móviles y de escritorio.</text:p>
        </text:list-item>
        <text:list-item>
          <text:p text:style-name="P2">Alta precisión mediante geolocalización del navegador.</text:p>
        </text:list-item>
      </text:list>
      <text:p text:style-name="Horizontal_20_Line"/>
      <text:h text:style-name="Heading_20_3" text:outline-level="3">📝 Gestión de ubicaciones</text:h>
      <text:list text:style-name="L2">
        <text:list-item>
          <text:p text:style-name="P3">Crear nuevas ubicaciones con descripción.</text:p>
        </text:list-item>
        <text:list-item>
          <text:p text:style-name="P3">Editar descripción de ubicaciones existentes.</text:p>
        </text:list-item>
        <text:list-item>
          <text:p text:style-name="P3">Eliminar ubicaciones.</text:p>
        </text:list-item>
        <text:list-item>
          <text:p text:style-name="P3">Registro automático de fecha.</text:p>
        </text:list-item>
      </text:list>
      <text:p text:style-name="Horizontal_20_Line"/>
      <text:h text:style-name="Heading_20_3" text:outline-level="3">📋 Lista de ubicaciones</text:h>
      <text:list text:style-name="L3">
        <text:list-item>
          <text:p text:style-name="P4">Visualización en tarjetas con acciones rápidas.</text:p>
        </text:list-item>
        <text:list-item>
          <text:p text:style-name="P4">Acceso directo a Google Maps.</text:p>
        </text:list-item>
        <text:list-item>
          <text:p text:style-name="P4">Interfaz optimizada para móvil.</text:p>
        </text:list-item>
      </text:list>
      <text:p text:style-name="Horizontal_20_Line"/>
      <text:h text:style-name="Heading_20_3" text:outline-level="3">🗺 Visualización en mapa</text:h>
      <text:list text:style-name="L4">
        <text:list-item>
          <text:p text:style-name="P5">Mapa integrado con marcadores.</text:p>
        </text:list-item>
        <text:list-item>
          <text:p text:style-name="P5">Posibilidad de mostrar u ocultar el mapa.</text:p>
        </text:list-item>
        <text:list-item>
          <text:p text:style-name="P5">Cada ubicación aparece como marcador interactivo.</text:p>
        </text:list-item>
      </text:list>
      <text:p text:style-name="Horizontal_20_Line"/>
      <text:h text:style-name="Heading_20_3" text:outline-level="3"><text:soft-page-break/>☁ Modo sincronizado (Firebase)</text:h>
      <text:list text:style-name="L5">
        <text:list-item>
          <text:p text:style-name="P6">Almacenamiento en <text:span text:style-name="Strong_20_Emphasis">Cloud Firestore</text:span>.</text:p>
        </text:list-item>
        <text:list-item>
          <text:p text:style-name="P6">Sincronización en tiempo real mediante <text:span text:style-name="Source_20_Text">onSnapshot</text:span>.</text:p>
        </text:list-item>
        <text:list-item>
          <text:p text:style-name="P6">Acceso a datos desde varios dispositivos.</text:p>
        </text:list-item>
      </text:list>
      <text:p text:style-name="Horizontal_20_Line"/>
      <text:h text:style-name="Heading_20_3" text:outline-level="3">💾 Modo local</text:h>
      <text:list text:style-name="L6">
        <text:list-item>
          <text:p text:style-name="P7">Almacenamiento en <text:span text:style-name="Strong_20_Emphasis">AsyncStorage</text:span>.</text:p>
        </text:list-item>
        <text:list-item>
          <text:p text:style-name="P7">Funciona sin conexión.</text:p>
        </text:list-item>
        <text:list-item>
          <text:p text:style-name="P7">Permite trabajar sin depender de Firebase.</text:p>
        </text:list-item>
      </text:list>
      <text:p text:style-name="Horizontal_20_Line"/>
      <text:h text:style-name="Heading_20_3" text:outline-level="3">🔄 Cambio de modo</text:h>
      <text:list text:style-name="L7">
        <text:list-item>
          <text:p text:style-name="P8">Alternancia entre:</text:p>
        </text:list-item>
      </text:list>
      <text:section text:style-name="Sect1" text:name="code-block-viewer">
        <text:p text:style-name="P9">☁ Sync</text:p>
        <text:p text:style-name="Preformatted_20_Text">💾 Local</text:p>
      </text:section>
      <text:list text:style-name="L8">
        <text:list-item>
          <text:p text:style-name="P10">Sincronización opcional de ubicaciones locales hacia Firebase.</text:p>
        </text:list-item>
      </text:list>
      <text:p text:style-name="Horizontal_20_Line"/>
      <text:h text:style-name="Heading_20_3" text:outline-level="3">📤 Exportación de ubicaciones</text:h>
      <text:p text:style-name="Text_20_body">Exportación a archivo JSON.</text:p>
      <text:p text:style-name="Text_20_body">Formato de archivo según modo:</text:p>
      <text:section text:style-name="Sect1" text:name="Sección1">
        <text:p text:style-name="P9"><text:bookmark text:name="code-block-viewer"/>L_ubicapin_locations.json</text:p>
        <text:p text:style-name="Preformatted_20_Text">S_ubicapin_locations.json</text:p>
      </text:section>
      <text:list text:style-name="L9">
        <text:list-item>
          <text:p text:style-name="P11">Compatible con descarga en navegador.</text:p>
        </text:list-item>
        <text:list-item>
          <text:p text:style-name="P11">Permite copia de seguridad de datos.</text:p>
        </text:list-item>
      </text:list>
      <text:p text:style-name="Horizontal_20_Line"/>
      <text:h text:style-name="Heading_20_3" text:outline-level="3">📥 Importación de ubicaciones</text:h>
      <text:list text:style-name="L10">
        <text:list-item>
          <text:p text:style-name="P12">Selección de archivo JSON desde el dispositivo.</text:p>
        </text:list-item>
        <text:list-item>
          <text:p text:style-name="P12">Importación compatible con:</text:p>
          <text:list>
            <text:list-item>
              <text:p text:style-name="P12">modo local</text:p>
            </text:list-item>
            <text:list-item>
              <text:p text:style-name="P12">modo sincronizado</text:p>
            </text:list-item>
          </text:list>
        </text:list-item>
        <text:list-item>
          <text:p text:style-name="P12">Soporte de lectura de archivo en web mediante <text:span text:style-name="Source_20_Text">fetch</text:span>.</text:p>
        </text:list-item>
      </text:list>
      <text:p text:style-name="Horizontal_20_Line"/>
      <text:h text:style-name="Heading_20_3" text:outline-level="3">📤 Compartir ubicación</text:h>
      <text:list text:style-name="L11">
        <text:list-item>
          <text:p text:style-name="P13">Envío de ubicación mediante sistema nativo del dispositivo.</text:p>
        </text:list-item>
        <text:list-item>
          <text:p text:style-name="P13"><text:soft-page-break/>Compatible con:</text:p>
          <text:list>
            <text:list-item>
              <text:p text:style-name="P13">WhatsApp</text:p>
            </text:list-item>
            <text:list-item>
              <text:p text:style-name="P13">Telegram</text:p>
            </text:list-item>
            <text:list-item>
              <text:p text:style-name="P13">correo</text:p>
            </text:list-item>
            <text:list-item>
              <text:p text:style-name="P13">otras apps.</text:p>
            </text:list-item>
          </text:list>
        </text:list-item>
      </text:list>
      <text:p text:style-name="Horizontal_20_Line"/>
      <text:h text:style-name="Heading_20_1" text:outline-level="1">🧰 Tecnologías utilizadas</text:h>
      <text:list text:style-name="L12">
        <text:list-item>
          <text:p text:style-name="P14">React Native (Expo Web)</text:p>
        </text:list-item>
        <text:list-item>
          <text:p text:style-name="P14">JavaScript</text:p>
        </text:list-item>
        <text:list-item>
          <text:p text:style-name="P14">Firebase</text:p>
        </text:list-item>
        <text:list-item>
          <text:p text:style-name="P14">Cloud Firestore</text:p>
        </text:list-item>
        <text:list-item>
          <text:p text:style-name="P14">AsyncStorage</text:p>
        </text:list-item>
        <text:list-item>
          <text:p text:style-name="P14">React Native Maps</text:p>
        </text:list-item>
        <text:list-item>
          <text:p text:style-name="P14">Expo Location</text:p>
        </text:list-item>
        <text:list-item>
          <text:p text:style-name="P14">Expo Document Picker</text:p>
        </text:list-item>
      </text:list>
      <text:p text:style-name="Horizontal_20_Line"/>
      <text:h text:style-name="Heading_20_1" text:outline-level="1">⚙ Arquitectura</text:h>
      <text:section text:style-name="Sect1" text:name="Sección2">
        <text:p text:style-name="P9"><text:bookmark text:name="code-block-viewer Copia 1"/>Ubica-Pin</text:p>
        <text:p text:style-name="Preformatted_20_Text">│</text:p>
        <text:p text:style-name="Preformatted_20_Text">├ App.js</text:p>
        <text:p text:style-name="Preformatted_20_Text">├ firebase.js</text:p>
        <text:p text:style-name="Preformatted_20_Text">├ app.json</text:p>
        <text:p text:style-name="Preformatted_20_Text">│</text:p>
        <text:p text:style-name="Preformatted_20_Text">├ components</text:p>
        <text:p text:style-name="Preformatted_20_Text">│ <text:s text:c="2"/>└ SettingsMenu.js</text:p>
        <text:p text:style-name="Preformatted_20_Text">│</text:p>
        <text:p text:style-name="Preformatted_20_Text">├ assets</text:p>
        <text:p text:style-name="Preformatted_20_Text">│</text:p>
        <text:p text:style-name="Preformatted_20_Text">└ docs (build web)</text:p>
      </text:section>
      <text:p text:style-name="Horizontal_20_Line"/>
      <text:h text:style-name="Heading_20_1" text:outline-level="1">🐞 Problemas resueltos</text:h>
      <text:list text:style-name="L13">
        <text:list-item>
          <text:p text:style-name="P15">Corrección de exportación de archivos JSON en Safari iOS.</text:p>
        </text:list-item>
        <text:list-item>
          <text:p text:style-name="P15">Corrección de importación de archivos en web mediante <text:span text:style-name="Source_20_Text">fetch</text:span>.</text:p>
        </text:list-item>
        <text:list-item>
          <text:p text:style-name="P15">Corrección de actualización de lista tras importación.</text:p>
        </text:list-item>
        <text:list-item>
          <text:p text:style-name="P15">Corrección de gestión de modo local / sync.</text:p>
        </text:list-item>
        <text:list-item>
          <text:p text:style-name="P15"><text:soft-page-break/>Corrección de lectura de archivos seleccionados con DocumentPicker.</text:p>
        </text:list-item>
      </text:list>
      <text:p text:style-name="Horizontal_20_Line"/>
      <text:h text:style-name="Heading_20_1" text:outline-level="1">⚠ Limitaciones conocidas</text:h>
      <text:list text:style-name="L14">
        <text:list-item>
          <text:p text:style-name="P16">Acceso directo a pantalla de inicio en iOS puede afectar la geolocalización.</text:p>
        </text:list-item>
        <text:list-item>
          <text:p text:style-name="P16">Uso recomendado desde navegador Safari o Chrome.</text:p>
        </text:list-item>
      </text:list>
      <text:p text:style-name="Horizontal_20_Line"/>
      <text:h text:style-name="Heading_20_1" text:outline-level="1">📦 Estado del proyecto</text:h>
      <text:section text:style-name="Sect1" text:name="Sección3">
        <text:p text:style-name="P9"><text:bookmark text:name="code-block-viewer Copia 2"/>v1.0.0</text:p>
        <text:p text:style-name="Preformatted_20_Text">↓</text:p>
        <text:p text:style-name="Preformatted_20_Text">Versión web estable archivada</text:p>
        <text:p text:style-name="Preformatted_20_Text">↓</text:p>
        <text:p text:style-name="Preformatted_20_Text">Siguiente paso:</text:p>
        <text:p text:style-name="Preformatted_20_Text">contenedor nativo con Capacitor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Egap</meta:initial-creator>
    <meta:creation-date>2026-03-16T20:42:07.842784100</meta:creation-date>
    <dc:date>2026-03-16T20:42:58.407208600</dc:date>
    <dc:creator>Egap</dc:creator>
    <meta:editing-duration>PT50S</meta:editing-duration>
    <meta:editing-cycles>1</meta:editing-cycles>
    <meta:document-statistic meta:table-count="0" meta:image-count="0" meta:object-count="0" meta:page-count="4" meta:paragraph-count="92" meta:word-count="413" meta:character-count="2567" meta:non-whitespace-character-count="2292"/>
    <meta:generator>LibreOffice/25.8.5.2$Windows_X86_64 LibreOffice_project/9c8b85f387cc00a89945a79c9e6239f32e450ac2</meta:generator>
  </office:meta>
</office:document-meta>
</file>